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2.611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8">
            <text:p>2020년 6월 18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MEM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PLOAD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1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MEM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-07-30</text:date>, <text:time>09:53:3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7-30T09:53:34.22</dc:date>
    <meta:print-date>2017-03-09T15:52:44Z</meta:print-date>
    <meta:editing-cycles>241</meta:editing-cycles>
    <meta:editing-duration>PT2H17M29S</meta:editing-duration>
    <meta:document-statistic meta:table-count="6" meta:cell-count="296" meta:object-count="0"/>
  </office:meta>
</office:document-meta>
</file>